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9e8" officeooo:paragraph-rsid="000f7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processos estão instalados assim:</text:p>
      <text:p text:style-name="P1">0 → 1 → 2 → 3 → 4 → 5 → 6 → 0</text:p>
      <text:p text:style-name="P1"/>
      <text:p text:style-name="P1">Algum evento derruba o 3</text:p>
      <text:p text:style-name="P1"/>
      <text:p text:style-name="P1">Acontece uma rodada de testes,</text:p>
      <text:p text:style-name="P1">O nó 2 detecta o erro de 3 e fica com seu vetor atualizado da seguinte forma</text:p>
      <text:p text:style-name="P1">{1, 1, 1, 0, 1, 1, 1}</text:p>
      <text:p text:style-name="P1"/>
      <text:p text:style-name="P1">A informação é repassada de forma inversa (vou omitir porque vai ficar grande) até todos os nós detectarem o erro, e consequentemente o anel se reestrutura para ficar assim: </text:p>
      <text:p text:style-name="P1">0 → 1 → 2 → 4 → 5 → 6 → 0</text:p>
      <text:p text:style-name="P1"/>
      <text:p text:style-name="P1">Mas resumindo o 2 testa o 4 depois do 3, atualiza seu vetor, e o repassa para o 1 quando é testado por ele.</text:p>
      <text:p text:style-name="P1"/>
      <text:p text:style-name="P1">Os objetos do processo 3 então são redirecionados para outros servidores. </text:p>
      <text:p text:style-name="P1"/>
      <text:p text:style-name="P1">Eventualmente o 3 pode voltar a funcionar, então o processo inverso ocorre mas atestando seu funciona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09:51:06.663274192</meta:creation-date>
    <dc:date>2023-03-10T10:00:43.418039771</dc:date>
    <meta:editing-duration>PT9M39S</meta:editing-duration>
    <meta:editing-cycles>1</meta:editing-cycles>
    <meta:document-statistic meta:table-count="0" meta:image-count="0" meta:object-count="0" meta:page-count="1" meta:paragraph-count="11" meta:word-count="147" meta:character-count="703" meta:non-whitespace-character-count="565"/>
    <meta:generator>LibreOffice/7.5.0.3$Linux_X86_64 LibreOffice_project/c21113d003cd3efa8c53188764377a8272d9d6de</meta:generator>
  </office:meta>
</office:document-meta>
</file>